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Focus-subtitle">
      <style:graphic-properties draw:fill-color="#ffffff" draw:auto-grow-height="true" fo:min-height="5.149cm" loext:decorative="false"/>
      <style:paragraph-properties style:writing-mode="lr-tb"/>
    </style:style>
    <style:style style:name="pr2" style:family="presentation" style:parent-style-name="Focus-title">
      <style:graphic-properties fo:min-height="2.63cm" loext:decorative="false"/>
      <style:paragraph-properties style:writing-mode="lr-tb"/>
    </style:style>
    <style:style style:name="pr3" style:family="presentation" style:parent-style-name="Focus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Focus1-title">
      <style:graphic-properties draw:auto-grow-height="true" fo:min-height="3cm" loext:decorative="false"/>
      <style:paragraph-properties style:writing-mode="lr-tb"/>
    </style:style>
    <style:style style:name="pr5" style:family="presentation" style:parent-style-name="Focus1-outline1">
      <style:graphic-properties fo:min-height="11.929cm" loext:decorative="false"/>
      <style:paragraph-properties style:writing-mode="lr-tb"/>
    </style:style>
    <style:style style:name="pr6" style:family="presentation" style:parent-style-name="Focus1-notes">
      <style:graphic-properties draw:fill-color="#ffffff" draw:auto-grow-height="true" fo:min-height="12.572cm" loext:decorative="false"/>
      <style:paragraph-properties style:writing-mode="lr-tb"/>
    </style:style>
    <style:style style:name="pr7" style:family="presentation" style:parent-style-name="Focus2-title">
      <style:graphic-properties draw:auto-grow-height="true" fo:min-height="2.63cm" loext:decorative="false"/>
      <style:paragraph-properties style:writing-mode="lr-tb"/>
    </style:style>
    <style:style style:name="pr8" style:family="presentation" style:parent-style-name="Focus2-notes">
      <style:graphic-properties draw:fill-color="#ffffff" draw:auto-grow-height="true" fo:min-height="12.572cm" loext:decorative="false"/>
      <style:paragraph-properties style:writing-mode="lr-tb"/>
    </style:style>
    <style:style style:name="pr9" style:family="presentation" style:parent-style-name="Focus3-title">
      <style:graphic-properties draw:auto-grow-height="true" fo:min-height="2.5cm" loext:decorative="false"/>
      <style:paragraph-properties style:writing-mode="lr-tb"/>
    </style:style>
    <style:style style:name="pr10" style:family="presentation" style:parent-style-name="Focus3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5.149cm" svg:x="10.404cm" svg:y="5.309cm" presentation:class="subtitle" presentation:placeholder="true" presentation:user-transformed="true">
          <draw:text-box/>
        </draw:frame>
        <draw:frame presentation:style-name="pr2" draw:layer="layout" svg:width="11.221cm" svg:height="2.711cm" svg:x="1.4cm" svg:y="0.58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4" draw:layer="layout" svg:width="12cm" svg:height="3cm" svg:x="8cm" svg:y="2.5cm" presentation:class="title" presentation:placeholder="true">
          <draw:text-box/>
        </draw:frame>
        <draw:frame presentation:style-name="pr5" draw:layer="layout" svg:width="12cm" svg:height="7cm" svg:x="8cm" svg:y="6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7" draw:layer="layout" svg:width="18.313cm" svg:height="2.63cm" svg:x="4.903cm" svg:y="0.627cm" presentation:class="title" presentation:user-transformed="true">
          <draw:text-box>
            <text:p>Hello<text:line-break/>${Import $resource:”toImportAll”}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9" draw:layer="layout" svg:width="24cm" svg:height="2.5cm" svg:x="2cm" svg:y="1cm" presentation:class="title">
          <draw:text-box>
            <text:p>LastPage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0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 loext:tab-stop-distance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 loext:tab-stop-distance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 loext:tab-stop-distance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 loext:tab-stop-distance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Focus-backgroundobjects">
      <style:graphic-properties draw:stroke="none" draw:fill="solid" draw:fill-color="#f10d0c" draw:textarea-vertical-align="middle" loext:decorative="false"/>
    </style:style>
    <style:style style:name="Mpr2" style:family="presentation" style:parent-style-name="Focus-backgroundobjects">
      <style:graphic-properties draw:stroke="none" draw:fill="solid" draw:fill-color="#ea7500" draw:textarea-vertical-align="middle" loext:decorative="false"/>
    </style:style>
    <style:style style:name="Mpr3" style:family="presentation" style:parent-style-name="Focus-backgroundobjects">
      <style:graphic-properties draw:stroke="none" draw:fill="solid" draw:fill-color="#e8a202" draw:textarea-vertical-align="middle" loext:decorative="false"/>
    </style:style>
    <style:style style:name="Mpr4" style:family="presentation" style:parent-style-name="Focus-backgroundobjects">
      <style:graphic-properties draw:stroke="none" draw:fill="solid" draw:fill-color="#168253" draw:textarea-vertical-align="middle" loext:decorative="false"/>
    </style:style>
    <style:style style:name="Mpr5" style:family="presentation" style:parent-style-name="Focus-backgroundobjects">
      <style:graphic-properties draw:stroke="none" draw:fill="solid" draw:fill-color="#3465a4" draw:textarea-vertical-align="middle" loext:decorative="false"/>
    </style:style>
    <style:style style:name="Mpr6" style:family="presentation" style:parent-style-name="Focus-backgroundobjects">
      <style:graphic-properties draw:stroke="none" draw:fill="solid" draw:fill-color="#780373" draw:textarea-vertical-align="middle" loext:decorative="fals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 loext:decorative="false"/>
    </style:style>
    <style:style style:name="Mpr11" style:family="presentation" style:parent-style-name="Focus1-backgroundobjects">
      <style:graphic-properties draw:fill="solid" draw:fill-color="#ea7500" draw:textarea-vertical-align="middle" loext:decorative="false"/>
    </style:style>
    <style:style style:name="Mpr12" style:family="presentation" style:parent-style-name="Focus1-backgroundobjects">
      <style:graphic-properties draw:fill="solid" draw:fill-color="#e8a202" draw:textarea-vertical-align="middle" loext:decorative="false"/>
    </style:style>
    <style:style style:name="Mpr13" style:family="presentation" style:parent-style-name="Focus1-backgroundobjects">
      <style:graphic-properties draw:fill="solid" draw:fill-color="#168253" draw:textarea-vertical-align="middle" loext:decorative="false"/>
    </style:style>
    <style:style style:name="Mpr14" style:family="presentation" style:parent-style-name="Focus1-backgroundobjects">
      <style:graphic-properties draw:fill="solid" draw:fill-color="#3465a4" draw:textarea-vertical-align="middle" loext:decorative="false"/>
    </style:style>
    <style:style style:name="Mpr15" style:family="presentation" style:parent-style-name="Focus1-backgroundobjects">
      <style:graphic-properties draw:fill="solid" draw:fill-color="#780373" draw:textarea-vertical-align="middle" loext:decorative="fals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 loext:decorative="false"/>
    </style:style>
    <style:style style:name="Mpr20" style:family="presentation" style:parent-style-name="Focus2-backgroundobjects">
      <style:graphic-properties draw:stroke="none" draw:fill-color="#ea7500" draw:textarea-vertical-align="middle" loext:decorative="false"/>
    </style:style>
    <style:style style:name="Mpr21" style:family="presentation" style:parent-style-name="Focus2-backgroundobjects">
      <style:graphic-properties draw:stroke="none" draw:fill-color="#e8a202" draw:textarea-vertical-align="middle" loext:decorative="false"/>
    </style:style>
    <style:style style:name="Mpr22" style:family="presentation" style:parent-style-name="Focus2-backgroundobjects">
      <style:graphic-properties draw:stroke="none" draw:fill-color="#168253" draw:textarea-vertical-align="middle" loext:decorative="false"/>
    </style:style>
    <style:style style:name="Mpr23" style:family="presentation" style:parent-style-name="Focus2-backgroundobjects">
      <style:graphic-properties draw:stroke="none" draw:fill-color="#3465a4" draw:textarea-vertical-align="middle" loext:decorative="false"/>
    </style:style>
    <style:style style:name="Mpr24" style:family="presentation" style:parent-style-name="Focus2-backgroundobjects">
      <style:graphic-properties draw:stroke="none" draw:fill-color="#780373" draw:textarea-vertical-align="middle" loext:decorative="fals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 loext:decorative="false"/>
    </style:style>
    <style:style style:name="Mpr29" style:family="presentation" style:parent-style-name="Focus3-backgroundobjects">
      <style:graphic-properties draw:stroke="none" draw:fill-color="#f10d0c" draw:textarea-vertical-align="middle" loext:decorative="false"/>
    </style:style>
    <style:style style:name="Mpr30" style:family="presentation" style:parent-style-name="Focus3-backgroundobjects">
      <style:graphic-properties draw:stroke="none" draw:fill-color="#e8a202" draw:textarea-vertical-align="middle" loext:decorative="false"/>
    </style:style>
    <style:style style:name="Mpr31" style:family="presentation" style:parent-style-name="Focus3-backgroundobjects">
      <style:graphic-properties draw:stroke="none" draw:fill-color="#168253" draw:textarea-vertical-align="middle" loext:decorative="fals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Foliennumm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cus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Foliennumm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cus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Foliennumm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cus3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Foliennumm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3-02T15:56:06.835000000</meta:creation-date>
    <meta:editing-duration>PT11M28S</meta:editing-duration>
    <meta:editing-cycles>4</meta:editing-cycles>
    <meta:generator>LibreOffice/25.2.2.2$Windows_X86_64 LibreOffice_project/7370d4be9e3cf6031a51beef54ff3bda878e3fac</meta:generator>
    <dc:title>Focus</dc:title>
    <dc:date>2025-05-08T10:59:20.611339200</dc:date>
    <meta:document-statistic meta:object-count="90"/>
  </office:meta>
</office:document-meta>
</file>